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Réalis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x du sujet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1" calcext:value-type="date">
            <text:p>09/11/18</text:p>
          </table:table-cell>
          <table:table-cell/>
          <table:table-cell office:value-type="string" calcext:value-type="string">
            <text:p>Nb eclipse crash</text:p>
          </table:table-cell>
        </table:table-row>
        <table:table-row table:style-name="ro1">
          <table:table-cell office:value-type="string" calcext:value-type="string">
            <text:p>Mise en forme du Gi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1" calcext:value-type="date">
            <text:p>09/11/1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énarios 1-5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1" calcext:value-type="date">
            <text:p>09/1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7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8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9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10</text:p>
          </table:table-cell>
          <table:table-cell table:style-name="ce5"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Use ca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25" calcext:value-type="date">
            <text:p>09/25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UML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25" calcext:value-type="date">
            <text:p>09/25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au Sujet/Type/Concept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1" calcext:value-type="date">
            <text:p>10/0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métier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5" calcext:value-type="date">
            <text:p>10/05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technique</text:p>
          </table:table-cell>
          <table:table-cell office:value-type="string" calcext:value-type="string">
            <text:p>Rémi</text:p>
          </table:table-cell>
          <table:table-cell table:style-name="ce5" office:value-type="string" calcext:value-type="string">
            <text:p>Terminée</text:p>
          </table:table-cell>
          <table:table-cell table:style-name="ce6" office:value-type="date" office:date-value="2018-09-27" calcext:value-type="date">
            <text:p>09/27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s des CU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n cours</text:p>
          </table:table-cell>
          <table:table-cell table:style-name="ce6" office:value-type="date" office:date-value="2018-10-01" calcext:value-type="date">
            <text:p>10/0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énération md en PDF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5" calcext:value-type="date">
            <text:p>10/05/1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éécriture scénarios 1 à 8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9" calcext:value-type="date">
            <text:p>10/09/1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éécriture scénarios 9 et 10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10" calcext:value-type="date">
            <text:p>10/10/1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ise en page des scénario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10" calcext:value-type="date">
            <text:p>10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nte diagramme de clas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office:value-type="string" calcext:value-type="string">
            <text:p>15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nte CU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office:value-type="string" calcext:value-type="string">
            <text:p>15/10/18</text:p>
          </table:table-cell>
          <table:table-cell table:number-columns-repeated="2"/>
        </table:table-row>
        <table:table-row table:style-name="ro1" table:number-rows-repeated="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4:54:19.059913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44:23.482636526</meta:creation-date>
    <dc:date>2018-10-15T14:55:21.718733942</dc:date>
    <meta:editing-duration>PT1H33M47S</meta:editing-duration>
    <meta:editing-cycles>10</meta:editing-cycles>
    <meta:generator>LibreOffice/6.0.6.2$Linux_X86_64 LibreOffice_project/00m0$Build-2</meta:generator>
    <meta:document-statistic meta:table-count="1" meta:cell-count="86" meta:object-count="0"/>
  </office:meta>
</office:document-meta>
</file>